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720285" calcext:value-type="float">
            <text:p>0.720285</text:p>
          </table:table-cell>
          <table:table-cell office:value-type="float" office:value="0.629481" calcext:value-type="float">
            <text:p>0.629481</text:p>
          </table:table-cell>
          <table:table-cell office:value-type="float" office:value="0.379126" calcext:value-type="float">
            <text:p>0.379126</text:p>
          </table:table-cell>
          <table:table-cell office:value-type="float" office:value="0.152602" calcext:value-type="float">
            <text:p>0.152602</text:p>
          </table:table-cell>
          <table:table-cell table:formula="of:=AVERAGE([.C3:.F3])" office:value-type="float" office:value="0.4703735" calcext:value-type="float">
            <text:p>0.4703735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723756" calcext:value-type="float">
            <text:p>0.723756</text:p>
          </table:table-cell>
          <table:table-cell office:value-type="float" office:value="0.617844" calcext:value-type="float">
            <text:p>0.617844</text:p>
          </table:table-cell>
          <table:table-cell office:value-type="float" office:value="0.369602" calcext:value-type="float">
            <text:p>0.369602</text:p>
          </table:table-cell>
          <table:table-cell office:value-type="float" office:value="0.156719" calcext:value-type="float">
            <text:p>0.156719</text:p>
          </table:table-cell>
          <table:table-cell table:formula="of:=AVERAGE([.C4:.F4])" office:value-type="float" office:value="0.46698025" calcext:value-type="float">
            <text:p>0.46698025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734463" calcext:value-type="float">
            <text:p>0.734463</text:p>
          </table:table-cell>
          <table:table-cell office:value-type="float" office:value="0.633451" calcext:value-type="float">
            <text:p>0.633451</text:p>
          </table:table-cell>
          <table:table-cell office:value-type="float" office:value="0.391478" calcext:value-type="float">
            <text:p>0.391478</text:p>
          </table:table-cell>
          <table:table-cell office:value-type="float" office:value="0.164782" calcext:value-type="float">
            <text:p>0.164782</text:p>
          </table:table-cell>
          <table:table-cell table:formula="of:=AVERAGE([.C5:.F5])" office:value-type="float" office:value="0.4810435" calcext:value-type="float">
            <text:p>0.481043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732159" calcext:value-type="float">
            <text:p>0.732159</text:p>
          </table:table-cell>
          <table:table-cell office:value-type="float" office:value="0.637441" calcext:value-type="float">
            <text:p>0.637441</text:p>
          </table:table-cell>
          <table:table-cell office:value-type="float" office:value="0.359108" calcext:value-type="float">
            <text:p>0.359108</text:p>
          </table:table-cell>
          <table:table-cell office:value-type="float" office:value="0.143141" calcext:value-type="float">
            <text:p>0.143141</text:p>
          </table:table-cell>
          <table:table-cell table:formula="of:=AVERAGE([.C6:.F6])" office:value-type="float" office:value="0.46796225" calcext:value-type="float">
            <text:p>0.46796225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734307" calcext:value-type="float">
            <text:p>0.734307</text:p>
          </table:table-cell>
          <table:table-cell office:value-type="float" office:value="0.600097" calcext:value-type="float">
            <text:p>0.600097</text:p>
          </table:table-cell>
          <table:table-cell office:value-type="float" office:value="0.343056" calcext:value-type="float">
            <text:p>0.343056</text:p>
          </table:table-cell>
          <table:table-cell office:value-type="float" office:value="0.159822" calcext:value-type="float">
            <text:p>0.159822</text:p>
          </table:table-cell>
          <table:table-cell table:formula="of:=AVERAGE([.C7:.F7])" office:value-type="float" office:value="0.4593205" calcext:value-type="float">
            <text:p>0.4593205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709452" calcext:value-type="float">
            <text:p>0.709452</text:p>
          </table:table-cell>
          <table:table-cell office:value-type="float" office:value="0.598704" calcext:value-type="float">
            <text:p>0.598704</text:p>
          </table:table-cell>
          <table:table-cell office:value-type="float" office:value="0.364036" calcext:value-type="float">
            <text:p>0.364036</text:p>
          </table:table-cell>
          <table:table-cell office:value-type="float" office:value="0.140444" calcext:value-type="float">
            <text:p>0.140444</text:p>
          </table:table-cell>
          <table:table-cell table:formula="of:=AVERAGE([.C8:.F8])" office:value-type="float" office:value="0.453159" calcext:value-type="float">
            <text:p>0.453159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723152" calcext:value-type="float">
            <text:p>0.723152</text:p>
          </table:table-cell>
          <table:table-cell office:value-type="float" office:value="0.599495" calcext:value-type="float">
            <text:p>0.599495</text:p>
          </table:table-cell>
          <table:table-cell office:value-type="float" office:value="0.341632" calcext:value-type="float">
            <text:p>0.341632</text:p>
          </table:table-cell>
          <table:table-cell office:value-type="float" office:value="0.149536" calcext:value-type="float">
            <text:p>0.149536</text:p>
          </table:table-cell>
          <table:table-cell table:formula="of:=AVERAGE([.C9:.F9])" office:value-type="float" office:value="0.45345375" calcext:value-type="float">
            <text:p>0.4534537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750789" calcext:value-type="float">
            <text:p>0.750789</text:p>
          </table:table-cell>
          <table:table-cell office:value-type="float" office:value="0.63663" calcext:value-type="float">
            <text:p>0.63663</text:p>
          </table:table-cell>
          <table:table-cell office:value-type="float" office:value="0.384295" calcext:value-type="float">
            <text:p>0.384295</text:p>
          </table:table-cell>
          <table:table-cell office:value-type="float" office:value="0.167077" calcext:value-type="float">
            <text:p>0.167077</text:p>
          </table:table-cell>
          <table:table-cell table:formula="of:=AVERAGE([.C10:.F10])" office:value-type="float" office:value="0.48469775" calcext:value-type="float">
            <text:p>0.48469775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839259" calcext:value-type="float">
            <text:p>0.839259</text:p>
          </table:table-cell>
          <table:table-cell office:value-type="float" office:value="0.681062" calcext:value-type="float">
            <text:p>0.681062</text:p>
          </table:table-cell>
          <table:table-cell office:value-type="float" office:value="0.448972" calcext:value-type="float">
            <text:p>0.448972</text:p>
          </table:table-cell>
          <table:table-cell office:value-type="float" office:value="0.240769" calcext:value-type="float">
            <text:p>0.240769</text:p>
          </table:table-cell>
          <table:table-cell table:formula="of:=AVERAGE([.C11:.F11])" office:value-type="float" office:value="0.5525155" calcext:value-type="float">
            <text:p>0.5525155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826253" calcext:value-type="float">
            <text:p>0.826253</text:p>
          </table:table-cell>
          <table:table-cell office:value-type="float" office:value="0.673449" calcext:value-type="float">
            <text:p>0.673449</text:p>
          </table:table-cell>
          <table:table-cell office:value-type="float" office:value="0.418138" calcext:value-type="float">
            <text:p>0.418138</text:p>
          </table:table-cell>
          <table:table-cell office:value-type="float" office:value="0.246188" calcext:value-type="float">
            <text:p>0.246188</text:p>
          </table:table-cell>
          <table:table-cell table:formula="of:=AVERAGE([.C12:.F12])" office:value-type="float" office:value="0.541007" calcext:value-type="float">
            <text:p>0.541007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756128" calcext:value-type="float">
            <text:p>0.756128</text:p>
          </table:table-cell>
          <table:table-cell office:value-type="float" office:value="0.639275" calcext:value-type="float">
            <text:p>0.639275</text:p>
          </table:table-cell>
          <table:table-cell office:value-type="float" office:value="0.398043" calcext:value-type="float">
            <text:p>0.398043</text:p>
          </table:table-cell>
          <table:table-cell office:value-type="float" office:value="0.165" calcext:value-type="float">
            <text:p>0.165</text:p>
          </table:table-cell>
          <table:table-cell table:formula="of:=AVERAGE([.C13:.F13])" office:value-type="float" office:value="0.4896115" calcext:value-type="float">
            <text:p>0.4896115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821521" calcext:value-type="float">
            <text:p>0.821521</text:p>
          </table:table-cell>
          <table:table-cell office:value-type="float" office:value="0.681385" calcext:value-type="float">
            <text:p>0.681385</text:p>
          </table:table-cell>
          <table:table-cell office:value-type="float" office:value="0.416637" calcext:value-type="float">
            <text:p>0.416637</text:p>
          </table:table-cell>
          <table:table-cell office:value-type="float" office:value="0.225897" calcext:value-type="float">
            <text:p>0.225897</text:p>
          </table:table-cell>
          <table:table-cell table:formula="of:=AVERAGE([.C14:.F14])" office:value-type="float" office:value="0.53636" calcext:value-type="float">
            <text:p>0.53636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0.590072" calcext:value-type="float">
            <text:p>0.590072</text:p>
          </table:table-cell>
          <table:table-cell office:value-type="float" office:value="0.504972" calcext:value-type="float">
            <text:p>0.504972</text:p>
          </table:table-cell>
          <table:table-cell office:value-type="float" office:value="0.296427" calcext:value-type="float">
            <text:p>0.296427</text:p>
          </table:table-cell>
          <table:table-cell office:value-type="float" office:value="0.127768" calcext:value-type="float">
            <text:p>0.127768</text:p>
          </table:table-cell>
          <table:table-cell table:formula="of:=AVERAGE([.C18:.F18])" office:value-type="float" office:value="0.37980975" calcext:value-type="float">
            <text:p>0.3798097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0.582715" calcext:value-type="float">
            <text:p>0.582715</text:p>
          </table:table-cell>
          <table:table-cell office:value-type="float" office:value="0.495375" calcext:value-type="float">
            <text:p>0.495375</text:p>
          </table:table-cell>
          <table:table-cell office:value-type="float" office:value="0.313873" calcext:value-type="float">
            <text:p>0.313873</text:p>
          </table:table-cell>
          <table:table-cell office:value-type="float" office:value="0.135934" calcext:value-type="float">
            <text:p>0.135934</text:p>
          </table:table-cell>
          <table:table-cell table:formula="of:=AVERAGE([.C19:.F19])" office:value-type="float" office:value="0.38197425" calcext:value-type="float">
            <text:p>0.38197425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0.592826" calcext:value-type="float">
            <text:p>0.592826</text:p>
          </table:table-cell>
          <table:table-cell office:value-type="float" office:value="0.509177" calcext:value-type="float">
            <text:p>0.509177</text:p>
          </table:table-cell>
          <table:table-cell office:value-type="float" office:value="0.320023" calcext:value-type="float">
            <text:p>0.320023</text:p>
          </table:table-cell>
          <table:table-cell office:value-type="float" office:value="0.140476" calcext:value-type="float">
            <text:p>0.140476</text:p>
          </table:table-cell>
          <table:table-cell table:formula="of:=AVERAGE([.C20:.F20])" office:value-type="float" office:value="0.3906255" calcext:value-type="float">
            <text:p>0.3906255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0.722388" calcext:value-type="float">
            <text:p>0.722388</text:p>
          </table:table-cell>
          <table:table-cell office:value-type="float" office:value="0.598569" calcext:value-type="float">
            <text:p>0.598569</text:p>
          </table:table-cell>
          <table:table-cell office:value-type="float" office:value="0.397051" calcext:value-type="float">
            <text:p>0.397051</text:p>
          </table:table-cell>
          <table:table-cell office:value-type="float" office:value="0.217575" calcext:value-type="float">
            <text:p>0.217575</text:p>
          </table:table-cell>
          <table:table-cell table:formula="of:=AVERAGE([.C21:.F21])" office:value-type="float" office:value="0.48389575" calcext:value-type="float">
            <text:p>0.48389575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787479" calcext:value-type="float">
            <text:p>0.787479</text:p>
          </table:table-cell>
          <table:table-cell office:value-type="float" office:value="0.664371" calcext:value-type="float">
            <text:p>0.664371</text:p>
          </table:table-cell>
          <table:table-cell office:value-type="float" office:value="0.426892" calcext:value-type="float">
            <text:p>0.426892</text:p>
          </table:table-cell>
          <table:table-cell office:value-type="float" office:value="0.233159" calcext:value-type="float">
            <text:p>0.233159</text:p>
          </table:table-cell>
          <table:table-cell table:formula="of:=AVERAGE([.C22:.F22])" office:value-type="float" office:value="0.52797525" calcext:value-type="float">
            <text:p>0.52797525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789598" calcext:value-type="float">
            <text:p>0.789598</text:p>
          </table:table-cell>
          <table:table-cell office:value-type="float" office:value="0.669385" calcext:value-type="float">
            <text:p>0.669385</text:p>
          </table:table-cell>
          <table:table-cell office:value-type="float" office:value="0.448877" calcext:value-type="float">
            <text:p>0.448877</text:p>
          </table:table-cell>
          <table:table-cell office:value-type="float" office:value="0.243101" calcext:value-type="float">
            <text:p>0.243101</text:p>
          </table:table-cell>
          <table:table-cell table:formula="of:=AVERAGE([.C23:.F23])" office:value-type="float" office:value="0.53774025" calcext:value-type="float">
            <text:p>0.53774025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776503" calcext:value-type="float">
            <text:p>0.776503</text:p>
          </table:table-cell>
          <table:table-cell office:value-type="float" office:value="0.651056" calcext:value-type="float">
            <text:p>0.651056</text:p>
          </table:table-cell>
          <table:table-cell office:value-type="float" office:value="0.437357" calcext:value-type="float">
            <text:p>0.437357</text:p>
          </table:table-cell>
          <table:table-cell office:value-type="float" office:value="0.245782" calcext:value-type="float">
            <text:p>0.245782</text:p>
          </table:table-cell>
          <table:table-cell table:formula="of:=AVERAGE([.C24:.F24])" office:value-type="float" office:value="0.5276745" calcext:value-type="float">
            <text:p>0.5276745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77085" calcext:value-type="float">
            <text:p>0.77085</text:p>
          </table:table-cell>
          <table:table-cell office:value-type="float" office:value="0.649404" calcext:value-type="float">
            <text:p>0.649404</text:p>
          </table:table-cell>
          <table:table-cell office:value-type="float" office:value="0.431129" calcext:value-type="float">
            <text:p>0.431129</text:p>
          </table:table-cell>
          <table:table-cell office:value-type="float" office:value="0.231669" calcext:value-type="float">
            <text:p>0.231669</text:p>
          </table:table-cell>
          <table:table-cell table:formula="of:=AVERAGE([.C25:.F25])" office:value-type="float" office:value="0.520763" calcext:value-type="float">
            <text:p>0.520763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779068" calcext:value-type="float">
            <text:p>0.779068</text:p>
          </table:table-cell>
          <table:table-cell office:value-type="float" office:value="0.659337" calcext:value-type="float">
            <text:p>0.659337</text:p>
          </table:table-cell>
          <table:table-cell office:value-type="float" office:value="0.431489" calcext:value-type="float">
            <text:p>0.431489</text:p>
          </table:table-cell>
          <table:table-cell office:value-type="float" office:value="0.226962" calcext:value-type="float">
            <text:p>0.226962</text:p>
          </table:table-cell>
          <table:table-cell table:formula="of:=AVERAGE([.C26:.F26])" office:value-type="float" office:value="0.524214" calcext:value-type="float">
            <text:p>0.524214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626849" calcext:value-type="float">
            <text:p>0.626849</text:p>
          </table:table-cell>
          <table:table-cell office:value-type="float" office:value="0.538613" calcext:value-type="float">
            <text:p>0.538613</text:p>
          </table:table-cell>
          <table:table-cell office:value-type="float" office:value="0.347134" calcext:value-type="float">
            <text:p>0.347134</text:p>
          </table:table-cell>
          <table:table-cell office:value-type="float" office:value="0.153548" calcext:value-type="float">
            <text:p>0.153548</text:p>
          </table:table-cell>
          <table:table-cell table:formula="of:=AVERAGE([.C27:.F27])" office:value-type="float" office:value="0.416536" calcext:value-type="float">
            <text:p>0.416536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634093" calcext:value-type="float">
            <text:p>0.634093</text:p>
          </table:table-cell>
          <table:table-cell office:value-type="float" office:value="0.528828" calcext:value-type="float">
            <text:p>0.528828</text:p>
          </table:table-cell>
          <table:table-cell office:value-type="float" office:value="0.332844" calcext:value-type="float">
            <text:p>0.332844</text:p>
          </table:table-cell>
          <table:table-cell office:value-type="float" office:value="0.168237" calcext:value-type="float">
            <text:p>0.168237</text:p>
          </table:table-cell>
          <table:table-cell table:formula="of:=AVERAGE([.C28:.F28])" office:value-type="float" office:value="0.4160005" calcext:value-type="float">
            <text:p>0.41600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696367" calcext:value-type="float">
            <text:p>0.696367</text:p>
          </table:table-cell>
          <table:table-cell office:value-type="float" office:value="0.51" calcext:value-type="float">
            <text:p>0.51</text:p>
          </table:table-cell>
          <table:table-cell office:value-type="float" office:value="0.283673" calcext:value-type="float">
            <text:p>0.283673</text:p>
          </table:table-cell>
          <table:table-cell office:value-type="float" office:value="0.154217" calcext:value-type="float">
            <text:p>0.154217</text:p>
          </table:table-cell>
          <table:table-cell table:formula="of:=AVERAGE([.C32:.F32])" office:value-type="float" office:value="0.41106425" calcext:value-type="float">
            <text:p>0.41106425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824398" calcext:value-type="float">
            <text:p>0.824398</text:p>
          </table:table-cell>
          <table:table-cell office:value-type="float" office:value="0.65" calcext:value-type="float">
            <text:p>0.65</text:p>
          </table:table-cell>
          <table:table-cell office:value-type="float" office:value="0.373961" calcext:value-type="float">
            <text:p>0.373961</text:p>
          </table:table-cell>
          <table:table-cell office:value-type="float" office:value="0.18705" calcext:value-type="float">
            <text:p>0.18705</text:p>
          </table:table-cell>
          <table:table-cell table:formula="of:=AVERAGE([.C33:.F33])" office:value-type="float" office:value="0.50885225" calcext:value-type="float">
            <text:p>0.50885225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689715" calcext:value-type="float">
            <text:p>0.689715</text:p>
          </table:table-cell>
          <table:table-cell office:value-type="float" office:value="0.53" calcext:value-type="float">
            <text:p>0.53</text:p>
          </table:table-cell>
          <table:table-cell office:value-type="float" office:value="0.342491" calcext:value-type="float">
            <text:p>0.342491</text:p>
          </table:table-cell>
          <table:table-cell office:value-type="float" office:value="0.191441" calcext:value-type="float">
            <text:p>0.191441</text:p>
          </table:table-cell>
          <table:table-cell table:formula="of:=AVERAGE([.C34:.F34])" office:value-type="float" office:value="0.43841175" calcext:value-type="float">
            <text:p>0.43841175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832253" calcext:value-type="float">
            <text:p>0.832253</text:p>
          </table:table-cell>
          <table:table-cell office:value-type="float" office:value="0.67" calcext:value-type="float">
            <text:p>0.67</text:p>
          </table:table-cell>
          <table:table-cell office:value-type="float" office:value="0.416901" calcext:value-type="float">
            <text:p>0.416901</text:p>
          </table:table-cell>
          <table:table-cell office:value-type="float" office:value="0.212928" calcext:value-type="float">
            <text:p>0.212928</text:p>
          </table:table-cell>
          <table:table-cell table:formula="of:=AVERAGE([.C35:.F35])" office:value-type="float" office:value="0.5330205" calcext:value-type="float">
            <text:p>0.5330205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765165" calcext:value-type="float">
            <text:p>0.765165</text:p>
          </table:table-cell>
          <table:table-cell office:value-type="float" office:value="0.6" calcext:value-type="float">
            <text:p>0.6</text:p>
          </table:table-cell>
          <table:table-cell office:value-type="float" office:value="0.37123" calcext:value-type="float">
            <text:p>0.37123</text:p>
          </table:table-cell>
          <table:table-cell office:value-type="float" office:value="0.181269" calcext:value-type="float">
            <text:p>0.181269</text:p>
          </table:table-cell>
          <table:table-cell table:formula="of:=AVERAGE([.C36:.F36])" office:value-type="float" office:value="0.479416" calcext:value-type="float">
            <text:p>0.479416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537753" calcext:value-type="float">
            <text:p>0.537753</text:p>
          </table:table-cell>
          <table:table-cell office:value-type="float" office:value="0.37" calcext:value-type="float">
            <text:p>0.37</text:p>
          </table:table-cell>
          <table:table-cell office:value-type="float" office:value="0.192926" calcext:value-type="float">
            <text:p>0.192926</text:p>
          </table:table-cell>
          <table:table-cell office:value-type="float" office:value="0.0987433" calcext:value-type="float">
            <text:p>0.0987433</text:p>
          </table:table-cell>
          <table:table-cell table:formula="of:=AVERAGE([.C37:.F37])" office:value-type="float" office:value="0.299855575" calcext:value-type="float">
            <text:p>0.299855575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732394" calcext:value-type="float">
            <text:p>0.732394</text:p>
          </table:table-cell>
          <table:table-cell office:value-type="float" office:value="0.56" calcext:value-type="float">
            <text:p>0.56</text:p>
          </table:table-cell>
          <table:table-cell office:value-type="float" office:value="0.306867" calcext:value-type="float">
            <text:p>0.306867</text:p>
          </table:table-cell>
          <table:table-cell office:value-type="float" office:value="0.152231" calcext:value-type="float">
            <text:p>0.152231</text:p>
          </table:table-cell>
          <table:table-cell table:formula="of:=AVERAGE([.C38:.F38])" office:value-type="float" office:value="0.437873" calcext:value-type="float">
            <text:p>0.437873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654657" calcext:value-type="float">
            <text:p>0.654657</text:p>
          </table:table-cell>
          <table:table-cell office:value-type="float" office:value="0.46" calcext:value-type="float">
            <text:p>0.46</text:p>
          </table:table-cell>
          <table:table-cell office:value-type="float" office:value="0.272222" calcext:value-type="float">
            <text:p>0.272222</text:p>
          </table:table-cell>
          <table:table-cell office:value-type="float" office:value="0.138158" calcext:value-type="float">
            <text:p>0.138158</text:p>
          </table:table-cell>
          <table:table-cell table:formula="of:=AVERAGE([.C39:.F39])" office:value-type="float" office:value="0.38125925" calcext:value-type="float">
            <text:p>0.3812592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783565" calcext:value-type="float">
            <text:p>0.783565</text:p>
          </table:table-cell>
          <table:table-cell office:value-type="float" office:value="0.683051" calcext:value-type="float">
            <text:p>0.683051</text:p>
          </table:table-cell>
          <table:table-cell office:value-type="float" office:value="0.445104" calcext:value-type="float">
            <text:p>0.445104</text:p>
          </table:table-cell>
          <table:table-cell office:value-type="float" office:value="0.204255" calcext:value-type="float">
            <text:p>0.204255</text:p>
          </table:table-cell>
          <table:table-cell table:formula="of:=AVERAGE([.C43:.F43])" office:value-type="float" office:value="0.52899375" calcext:value-type="float">
            <text:p>0.52899375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739857" calcext:value-type="float">
            <text:p>0.739857</text:p>
          </table:table-cell>
          <table:table-cell office:value-type="float" office:value="0.62543" calcext:value-type="float">
            <text:p>0.62543</text:p>
          </table:table-cell>
          <table:table-cell office:value-type="float" office:value="0.405995" calcext:value-type="float">
            <text:p>0.405995</text:p>
          </table:table-cell>
          <table:table-cell office:value-type="float" office:value="0.215827" calcext:value-type="float">
            <text:p>0.215827</text:p>
          </table:table-cell>
          <table:table-cell table:formula="of:=AVERAGE([.C44:.F44])" office:value-type="float" office:value="0.49677725" calcext:value-type="float">
            <text:p>0.49677725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0.722833" calcext:value-type="float">
            <text:p>0.722833</text:p>
          </table:table-cell>
          <table:table-cell office:value-type="float" office:value="0.613288" calcext:value-type="float">
            <text:p>0.613288</text:p>
          </table:table-cell>
          <table:table-cell office:value-type="float" office:value="0.386486" calcext:value-type="float">
            <text:p>0.386486</text:p>
          </table:table-cell>
          <table:table-cell office:value-type="float" office:value="0.217241" calcext:value-type="float">
            <text:p>0.217241</text:p>
          </table:table-cell>
          <table:table-cell table:formula="of:=AVERAGE([.C45:.F45])" office:value-type="float" office:value="0.484962" calcext:value-type="float">
            <text:p>0.484962</text:p>
          </table:table-cell>
          <table:table-cell table:number-columns-repeated="5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0.76822" calcext:value-type="float">
            <text:p>0.76822</text:p>
          </table:table-cell>
          <table:table-cell office:value-type="float" office:value="0.676667" calcext:value-type="float">
            <text:p>0.676667</text:p>
          </table:table-cell>
          <table:table-cell office:value-type="float" office:value="0.424332" calcext:value-type="float">
            <text:p>0.424332</text:p>
          </table:table-cell>
          <table:table-cell office:value-type="float" office:value="0.220884" calcext:value-type="float">
            <text:p>0.220884</text:p>
          </table:table-cell>
          <table:table-cell table:formula="of:=AVERAGE([.C46:.F46])" office:value-type="float" office:value="0.52252575" calcext:value-type="float">
            <text:p>0.52252575</text:p>
          </table:table-cell>
          <table:table-cell table:number-columns-repeated="5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0.748864" calcext:value-type="float">
            <text:p>0.748864</text:p>
          </table:table-cell>
          <table:table-cell office:value-type="float" office:value="0.646965" calcext:value-type="float">
            <text:p>0.646965</text:p>
          </table:table-cell>
          <table:table-cell office:value-type="float" office:value="0.409091" calcext:value-type="float">
            <text:p>0.409091</text:p>
          </table:table-cell>
          <table:table-cell office:value-type="float" office:value="0.199275" calcext:value-type="float">
            <text:p>0.199275</text:p>
          </table:table-cell>
          <table:table-cell table:formula="of:=AVERAGE([.C47:.F47])" office:value-type="float" office:value="0.50104875" calcext:value-type="float">
            <text:p>0.50104875</text:p>
          </table:table-cell>
          <table:table-cell table:number-columns-repeated="5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0.697867" calcext:value-type="float">
            <text:p>0.697867</text:p>
          </table:table-cell>
          <table:table-cell office:value-type="float" office:value="0.595238" calcext:value-type="float">
            <text:p>0.595238</text:p>
          </table:table-cell>
          <table:table-cell office:value-type="float" office:value="0.368812" calcext:value-type="float">
            <text:p>0.368812</text:p>
          </table:table-cell>
          <table:table-cell office:value-type="float" office:value="0.182692" calcext:value-type="float">
            <text:p>0.182692</text:p>
          </table:table-cell>
          <table:table-cell table:formula="of:=AVERAGE([.C48:.F48])" office:value-type="float" office:value="0.46115225" calcext:value-type="float">
            <text:p>0.46115225</text:p>
          </table:table-cell>
          <table:table-cell table:number-columns-repeated="5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0.803991" calcext:value-type="float">
            <text:p>0.803991</text:p>
          </table:table-cell>
          <table:table-cell office:value-type="float" office:value="0.699099" calcext:value-type="float">
            <text:p>0.699099</text:p>
          </table:table-cell>
          <table:table-cell office:value-type="float" office:value="0.443333" calcext:value-type="float">
            <text:p>0.443333</text:p>
          </table:table-cell>
          <table:table-cell office:value-type="float" office:value="0.247748" calcext:value-type="float">
            <text:p>0.247748</text:p>
          </table:table-cell>
          <table:table-cell table:formula="of:=AVERAGE([.C49:.F49])" office:value-type="float" office:value="0.54854275" calcext:value-type="float">
            <text:p>0.5485427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/>
          <table:table-cell table:style-name="ce1" office:value-type="string" calcext:value-type="string">
            <text:p>EdgeThresh 10-&gt;2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417895" calcext:value-type="float">
            <text:p>0.417895</text:p>
          </table:table-cell>
          <table:table-cell office:value-type="float" office:value="0.213371" calcext:value-type="float">
            <text:p>0.213371</text:p>
          </table:table-cell>
          <table:table-cell office:value-type="float" office:value="0.181953" calcext:value-type="float">
            <text:p>0.181953</text:p>
          </table:table-cell>
          <table:table-cell office:value-type="float" office:value="0.0919541" calcext:value-type="float">
            <text:p>0.0919541</text:p>
          </table:table-cell>
          <table:table-cell table:formula="of:=AVERAGE([.C53:.F53])" office:value-type="float" office:value="0.226293275" calcext:value-type="float">
            <text:p>0.226293275</text:p>
          </table:table-cell>
          <table:table-cell/>
          <table:table-cell office:value-type="float" office:value="0.470813" calcext:value-type="float">
            <text:p>0.470813</text:p>
          </table:table-cell>
          <table:table-cell office:value-type="float" office:value="0.304403" calcext:value-type="float">
            <text:p>0.304403</text:p>
          </table:table-cell>
          <table:table-cell office:value-type="float" office:value="0.278068" calcext:value-type="float">
            <text:p>0.278068</text:p>
          </table:table-cell>
          <table:table-cell office:value-type="float" office:value="0.204317" calcext:value-type="float">
            <text:p>0.20431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407179" calcext:value-type="float">
            <text:p>0.407179</text:p>
          </table:table-cell>
          <table:table-cell office:value-type="float" office:value="0.204952" calcext:value-type="float">
            <text:p>0.204952</text:p>
          </table:table-cell>
          <table:table-cell office:value-type="float" office:value="0.159884" calcext:value-type="float">
            <text:p>0.159884</text:p>
          </table:table-cell>
          <table:table-cell office:value-type="float" office:value="0.0926217" calcext:value-type="float">
            <text:p>0.0926217</text:p>
          </table:table-cell>
          <table:table-cell table:formula="of:=AVERAGE([.C54:.F54])" office:value-type="float" office:value="0.216159175" calcext:value-type="float">
            <text:p>0.216159175</text:p>
          </table:table-cell>
          <table:table-cell/>
          <table:table-cell office:value-type="float" office:value="0.466297" calcext:value-type="float">
            <text:p>0.466297</text:p>
          </table:table-cell>
          <table:table-cell office:value-type="float" office:value="0.302774" calcext:value-type="float">
            <text:p>0.302774</text:p>
          </table:table-cell>
          <table:table-cell office:value-type="float" office:value="0.268354" calcext:value-type="float">
            <text:p>0.268354</text:p>
          </table:table-cell>
          <table:table-cell office:value-type="float" office:value="0.21146" calcext:value-type="float">
            <text:p>0.2114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0.39557" calcext:value-type="float">
            <text:p>0.39557</text:p>
          </table:table-cell>
          <table:table-cell office:value-type="float" office:value="0.20306" calcext:value-type="float">
            <text:p>0.20306</text:p>
          </table:table-cell>
          <table:table-cell office:value-type="float" office:value="0.164723" calcext:value-type="float">
            <text:p>0.164723</text:p>
          </table:table-cell>
          <table:table-cell office:value-type="float" office:value="0.0817308" calcext:value-type="float">
            <text:p>0.0817308</text:p>
          </table:table-cell>
          <table:table-cell table:formula="of:=AVERAGE([.C55:.F55])" office:value-type="float" office:value="0.21127095" calcext:value-type="float">
            <text:p>0.21127095</text:p>
          </table:table-cell>
          <table:table-cell/>
          <table:table-cell office:value-type="float" office:value="0.450623" calcext:value-type="float">
            <text:p>0.450623</text:p>
          </table:table-cell>
          <table:table-cell office:value-type="float" office:value="0.295203" calcext:value-type="float">
            <text:p>0.295203</text:p>
          </table:table-cell>
          <table:table-cell office:value-type="float" office:value="0.263496" calcext:value-type="float">
            <text:p>0.263496</text:p>
          </table:table-cell>
          <table:table-cell office:value-type="float" office:value="0.191819" calcext:value-type="float">
            <text:p>0.19181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466196" calcext:value-type="float">
            <text:p>0.466196</text:p>
          </table:table-cell>
          <table:table-cell office:value-type="float" office:value="0.229985" calcext:value-type="float">
            <text:p>0.229985</text:p>
          </table:table-cell>
          <table:table-cell office:value-type="float" office:value="0.164297" calcext:value-type="float">
            <text:p>0.164297</text:p>
          </table:table-cell>
          <table:table-cell office:value-type="float" office:value="0.0863558" calcext:value-type="float">
            <text:p>0.0863558</text:p>
          </table:table-cell>
          <table:table-cell table:formula="of:=AVERAGE([.C56:.F56])" office:value-type="float" office:value="0.23670845" calcext:value-type="float">
            <text:p>0.23670845</text:p>
          </table:table-cell>
          <table:table-cell/>
          <table:table-cell office:value-type="float" office:value="0.519964" calcext:value-type="float">
            <text:p>0.519964</text:p>
          </table:table-cell>
          <table:table-cell office:value-type="float" office:value="0.333753" calcext:value-type="float">
            <text:p>0.333753</text:p>
          </table:table-cell>
          <table:table-cell office:value-type="float" office:value="0.284168" calcext:value-type="float">
            <text:p>0.284168</text:p>
          </table:table-cell>
          <table:table-cell office:value-type="float" office:value="0.226608" calcext:value-type="float">
            <text:p>0.22660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434476" calcext:value-type="float">
            <text:p>0.434476</text:p>
          </table:table-cell>
          <table:table-cell office:value-type="float" office:value="0.209859" calcext:value-type="float">
            <text:p>0.209859</text:p>
          </table:table-cell>
          <table:table-cell office:value-type="float" office:value="0.158921" calcext:value-type="float">
            <text:p>0.158921</text:p>
          </table:table-cell>
          <table:table-cell office:value-type="float" office:value="0.0878049" calcext:value-type="float">
            <text:p>0.0878049</text:p>
          </table:table-cell>
          <table:table-cell table:formula="of:=AVERAGE([.C57:.F57])" office:value-type="float" office:value="0.222765225" calcext:value-type="float">
            <text:p>0.222765225</text:p>
          </table:table-cell>
          <table:table-cell/>
          <table:table-cell office:value-type="float" office:value="0.489536" calcext:value-type="float">
            <text:p>0.489536</text:p>
          </table:table-cell>
          <table:table-cell office:value-type="float" office:value="0.306551" calcext:value-type="float">
            <text:p>0.306551</text:p>
          </table:table-cell>
          <table:table-cell office:value-type="float" office:value="0.264744" calcext:value-type="float">
            <text:p>0.264744</text:p>
          </table:table-cell>
          <table:table-cell office:value-type="float" office:value="0.206506" calcext:value-type="float">
            <text:p>0.20650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0.388771" calcext:value-type="float">
            <text:p>0.388771</text:p>
          </table:table-cell>
          <table:table-cell office:value-type="float" office:value="0.199723" calcext:value-type="float">
            <text:p>0.199723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0693548" calcext:value-type="float">
            <text:p>0.0693548</text:p>
          </table:table-cell>
          <table:table-cell table:formula="of:=AVERAGE([.C58:.F58])" office:value-type="float" office:value="0.19948445" calcext:value-type="float">
            <text:p>0.19948445</text:p>
          </table:table-cell>
          <table:table-cell/>
          <table:table-cell office:value-type="float" office:value="0.453081" calcext:value-type="float">
            <text:p>0.453081</text:p>
          </table:table-cell>
          <table:table-cell office:value-type="float" office:value="0.302297" calcext:value-type="float">
            <text:p>0.302297</text:p>
          </table:table-cell>
          <table:table-cell office:value-type="float" office:value="0.256443" calcext:value-type="float">
            <text:p>0.256443</text:p>
          </table:table-cell>
          <table:table-cell office:value-type="float" office:value="0.200831" calcext:value-type="float">
            <text:p>0.20083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0.399788" calcext:value-type="float">
            <text:p>0.399788</text:p>
          </table:table-cell>
          <table:table-cell office:value-type="float" office:value="0.212796" calcext:value-type="float">
            <text:p>0.212796</text:p>
          </table:table-cell>
          <table:table-cell office:value-type="float" office:value="0.166421" calcext:value-type="float">
            <text:p>0.166421</text:p>
          </table:table-cell>
          <table:table-cell office:value-type="float" office:value="0.0987261" calcext:value-type="float">
            <text:p>0.0987261</text:p>
          </table:table-cell>
          <table:table-cell table:formula="of:=AVERAGE([.C59:.F59])" office:value-type="float" office:value="0.219432775" calcext:value-type="float">
            <text:p>0.219432775</text:p>
          </table:table-cell>
          <table:table-cell/>
          <table:table-cell office:value-type="float" office:value="0.460952" calcext:value-type="float">
            <text:p>0.460952</text:p>
          </table:table-cell>
          <table:table-cell office:value-type="float" office:value="0.311436" calcext:value-type="float">
            <text:p>0.311436</text:p>
          </table:table-cell>
          <table:table-cell office:value-type="float" office:value="0.271557" calcext:value-type="float">
            <text:p>0.271557</text:p>
          </table:table-cell>
          <table:table-cell office:value-type="float" office:value="0.214979" calcext:value-type="float">
            <text:p>0.21497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4341" calcext:value-type="float">
            <text:p>0.4341</text:p>
          </table:table-cell>
          <table:table-cell office:value-type="float" office:value="0.207906" calcext:value-type="float">
            <text:p>0.207906</text:p>
          </table:table-cell>
          <table:table-cell office:value-type="float" office:value="0.157321" calcext:value-type="float">
            <text:p>0.157321</text:p>
          </table:table-cell>
          <table:table-cell office:value-type="float" office:value="0.0907563" calcext:value-type="float">
            <text:p>0.0907563</text:p>
          </table:table-cell>
          <table:table-cell table:formula="of:=AVERAGE([.C60:.F60])" office:value-type="float" office:value="0.222520825" calcext:value-type="float">
            <text:p>0.222520825</text:p>
          </table:table-cell>
          <table:table-cell/>
          <table:table-cell office:value-type="float" office:value="0.495806" calcext:value-type="float">
            <text:p>0.495806</text:p>
          </table:table-cell>
          <table:table-cell office:value-type="float" office:value="0.320352" calcext:value-type="float">
            <text:p>0.320352</text:p>
          </table:table-cell>
          <table:table-cell office:value-type="float" office:value="0.282493" calcext:value-type="float">
            <text:p>0.282493</text:p>
          </table:table-cell>
          <table:table-cell office:value-type="float" office:value="0.229345" calcext:value-type="float">
            <text:p>0.22934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428004" calcext:value-type="float">
            <text:p>0.428004</text:p>
          </table:table-cell>
          <table:table-cell office:value-type="float" office:value="0.220568" calcext:value-type="float">
            <text:p>0.220568</text:p>
          </table:table-cell>
          <table:table-cell office:value-type="float" office:value="0.171223" calcext:value-type="float">
            <text:p>0.171223</text:p>
          </table:table-cell>
          <table:table-cell office:value-type="float" office:value="0.0857143" calcext:value-type="float">
            <text:p>0.0857143</text:p>
          </table:table-cell>
          <table:table-cell table:formula="of:=AVERAGE([.C61:.F61])" office:value-type="float" office:value="0.226377325" calcext:value-type="float">
            <text:p>0.226377325</text:p>
          </table:table-cell>
          <table:table-cell/>
          <table:table-cell office:value-type="float" office:value="0.487544" calcext:value-type="float">
            <text:p>0.487544</text:p>
          </table:table-cell>
          <table:table-cell office:value-type="float" office:value="0.323149" calcext:value-type="float">
            <text:p>0.323149</text:p>
          </table:table-cell>
          <table:table-cell office:value-type="float" office:value="0.283582" calcext:value-type="float">
            <text:p>0.283582</text:p>
          </table:table-cell>
          <table:table-cell office:value-type="float" office:value="0.218453" calcext:value-type="float">
            <text:p>0.21845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0.388947" calcext:value-type="float">
            <text:p>0.388947</text:p>
          </table:table-cell>
          <table:table-cell office:value-type="float" office:value="0.201635" calcext:value-type="float">
            <text:p>0.201635</text:p>
          </table:table-cell>
          <table:table-cell office:value-type="float" office:value="0.162857" calcext:value-type="float">
            <text:p>0.162857</text:p>
          </table:table-cell>
          <table:table-cell office:value-type="float" office:value="0.0886469" calcext:value-type="float">
            <text:p>0.0886469</text:p>
          </table:table-cell>
          <table:table-cell table:formula="of:=AVERAGE([.C62:.F62])" office:value-type="float" office:value="0.210521475" calcext:value-type="float">
            <text:p>0.210521475</text:p>
          </table:table-cell>
          <table:table-cell/>
          <table:table-cell office:value-type="float" office:value="0.452336" calcext:value-type="float">
            <text:p>0.452336</text:p>
          </table:table-cell>
          <table:table-cell office:value-type="float" office:value="0.304864" calcext:value-type="float">
            <text:p>0.304864</text:p>
          </table:table-cell>
          <table:table-cell office:value-type="float" office:value="0.274752" calcext:value-type="float">
            <text:p>0.274752</text:p>
          </table:table-cell>
          <table:table-cell office:value-type="float" office:value="0.216578" calcext:value-type="float">
            <text:p>0.21657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0.439716" calcext:value-type="float">
            <text:p>0.439716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168421" calcext:value-type="float">
            <text:p>0.168421</text:p>
          </table:table-cell>
          <table:table-cell office:value-type="float" office:value="0.0767947" calcext:value-type="float">
            <text:p>0.0767947</text:p>
          </table:table-cell>
          <table:table-cell table:formula="of:=AVERAGE([.C63:.F63])" office:value-type="float" office:value="0.226788425" calcext:value-type="float">
            <text:p>0.226788425</text:p>
          </table:table-cell>
          <table:table-cell/>
          <table:table-cell office:value-type="float" office:value="0.489852" calcext:value-type="float">
            <text:p>0.489852</text:p>
          </table:table-cell>
          <table:table-cell office:value-type="float" office:value="0.313043" calcext:value-type="float">
            <text:p>0.313043</text:p>
          </table:table-cell>
          <table:table-cell office:value-type="float" office:value="0.270449" calcext:value-type="float">
            <text:p>0.270449</text:p>
          </table:table-cell>
          <table:table-cell office:value-type="float" office:value="0.193878" calcext:value-type="float">
            <text:p>0.19387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0.444554" calcext:value-type="float">
            <text:p>0.444554</text:p>
          </table:table-cell>
          <table:table-cell office:value-type="float" office:value="0.245968" calcext:value-type="float">
            <text:p>0.245968</text:p>
          </table:table-cell>
          <table:table-cell office:value-type="float" office:value="0.188133" calcext:value-type="float">
            <text:p>0.188133</text:p>
          </table:table-cell>
          <table:table-cell office:value-type="float" office:value="0.100962" calcext:value-type="float">
            <text:p>0.100962</text:p>
          </table:table-cell>
          <table:table-cell table:formula="of:=AVERAGE([.C64:.F64])" office:value-type="float" office:value="0.24490425" calcext:value-type="float">
            <text:p>0.24490425</text:p>
          </table:table-cell>
          <table:table-cell/>
          <table:table-cell office:value-type="float" office:value="0.495504" calcext:value-type="float">
            <text:p>0.495504</text:p>
          </table:table-cell>
          <table:table-cell office:value-type="float" office:value="0.332143" calcext:value-type="float">
            <text:p>0.332143</text:p>
          </table:table-cell>
          <table:table-cell office:value-type="float" office:value="0.284439" calcext:value-type="float">
            <text:p>0.284439</text:p>
          </table:table-cell>
          <table:table-cell office:value-type="float" office:value="0.214286" calcext:value-type="float">
            <text:p>0.21428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415418" calcext:value-type="float">
            <text:p>0.415418</text:p>
          </table:table-cell>
          <table:table-cell office:value-type="float" office:value="0.218884" calcext:value-type="float">
            <text:p>0.218884</text:p>
          </table:table-cell>
          <table:table-cell office:value-type="float" office:value="0.176471" calcext:value-type="float">
            <text:p>0.176471</text:p>
          </table:table-cell>
          <table:table-cell office:value-type="float" office:value="0.0915142" calcext:value-type="float">
            <text:p>0.0915142</text:p>
          </table:table-cell>
          <table:table-cell table:formula="of:=AVERAGE([.C65:.F65])" office:value-type="float" office:value="0.2255718" calcext:value-type="float">
            <text:p>0.2255718</text:p>
          </table:table-cell>
          <table:table-cell/>
          <table:table-cell office:value-type="float" office:value="0.476008" calcext:value-type="float">
            <text:p>0.476008</text:p>
          </table:table-cell>
          <table:table-cell office:value-type="float" office:value="0.32005" calcext:value-type="float">
            <text:p>0.32005</text:p>
          </table:table-cell>
          <table:table-cell office:value-type="float" office:value="0.28534" calcext:value-type="float">
            <text:p>0.28534</text:p>
          </table:table-cell>
          <table:table-cell office:value-type="float" office:value="0.213256" calcext:value-type="float">
            <text:p>0.21325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0.423913" calcext:value-type="float">
            <text:p>0.423913</text:p>
          </table:table-cell>
          <table:table-cell office:value-type="float" office:value="0.199396" calcext:value-type="float">
            <text:p>0.199396</text:p>
          </table:table-cell>
          <table:table-cell office:value-type="float" office:value="0.14791" calcext:value-type="float">
            <text:p>0.14791</text:p>
          </table:table-cell>
          <table:table-cell office:value-type="float" office:value="0.0877797" calcext:value-type="float">
            <text:p>0.0877797</text:p>
          </table:table-cell>
          <table:table-cell table:formula="of:=AVERAGE([.C66:.F66])" office:value-type="float" office:value="0.214749675" calcext:value-type="float">
            <text:p>0.214749675</text:p>
          </table:table-cell>
          <table:table-cell/>
          <table:table-cell office:value-type="float" office:value="0.473161" calcext:value-type="float">
            <text:p>0.473161</text:p>
          </table:table-cell>
          <table:table-cell office:value-type="float" office:value="0.290495" calcext:value-type="float">
            <text:p>0.290495</text:p>
          </table:table-cell>
          <table:table-cell office:value-type="float" office:value="0.249292" calcext:value-type="float">
            <text:p>0.249292</text:p>
          </table:table-cell>
          <table:table-cell office:value-type="float" office:value="0.201807" calcext:value-type="float">
            <text:p>0.20180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388945" calcext:value-type="float">
            <text:p>0.388945</text:p>
          </table:table-cell>
          <table:table-cell office:value-type="float" office:value="0.209363" calcext:value-type="float">
            <text:p>0.209363</text:p>
          </table:table-cell>
          <table:table-cell office:value-type="float" office:value="0.14965" calcext:value-type="float">
            <text:p>0.14965</text:p>
          </table:table-cell>
          <table:table-cell office:value-type="float" office:value="0.07739" calcext:value-type="float">
            <text:p>0.07739</text:p>
          </table:table-cell>
          <table:table-cell table:formula="of:=AVERAGE([.C67:.F67])" office:value-type="float" office:value="0.206337" calcext:value-type="float">
            <text:p>0.206337</text:p>
          </table:table-cell>
          <table:table-cell/>
          <table:table-cell office:value-type="float" office:value="0.442202" calcext:value-type="float">
            <text:p>0.442202</text:p>
          </table:table-cell>
          <table:table-cell office:value-type="float" office:value="0.293023" calcext:value-type="float">
            <text:p>0.293023</text:p>
          </table:table-cell>
          <table:table-cell office:value-type="float" office:value="0.245658" calcext:value-type="float">
            <text:p>0.245658</text:p>
          </table:table-cell>
          <table:table-cell office:value-type="float" office:value="0.186078" calcext:value-type="float">
            <text:p>0.18607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0.392821" calcext:value-type="float">
            <text:p>0.392821</text:p>
          </table:table-cell>
          <table:table-cell office:value-type="float" office:value="0.202156" calcext:value-type="float">
            <text:p>0.202156</text:p>
          </table:table-cell>
          <table:table-cell office:value-type="float" office:value="0.157895" calcext:value-type="float">
            <text:p>0.157895</text:p>
          </table:table-cell>
          <table:table-cell office:value-type="float" office:value="0.0735524" calcext:value-type="float">
            <text:p>0.0735524</text:p>
          </table:table-cell>
          <table:table-cell table:formula="of:=AVERAGE([.C68:.F68])" office:value-type="float" office:value="0.2066061" calcext:value-type="float">
            <text:p>0.2066061</text:p>
          </table:table-cell>
          <table:table-cell/>
          <table:table-cell office:value-type="float" office:value="0.447761" calcext:value-type="float">
            <text:p>0.447761</text:p>
          </table:table-cell>
          <table:table-cell office:value-type="float" office:value="0.291866" calcext:value-type="float">
            <text:p>0.291866</text:p>
          </table:table-cell>
          <table:table-cell office:value-type="float" office:value="0.256281" calcext:value-type="float">
            <text:p>0.256281</text:p>
          </table:table-cell>
          <table:table-cell office:value-type="float" office:value="0.19015" calcext:value-type="float">
            <text:p>0.1901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85787" calcext:value-type="float">
            <text:p>0.385787</text:p>
          </table:table-cell>
          <table:table-cell office:value-type="float" office:value="0.181326" calcext:value-type="float">
            <text:p>0.181326</text:p>
          </table:table-cell>
          <table:table-cell office:value-type="float" office:value="0.143059" calcext:value-type="float">
            <text:p>0.143059</text:p>
          </table:table-cell>
          <table:table-cell office:value-type="float" office:value="0.0819423" calcext:value-type="float">
            <text:p>0.0819423</text:p>
          </table:table-cell>
          <table:table-cell table:formula="of:=AVERAGE([.C69:.F69])" office:value-type="float" office:value="0.198028575" calcext:value-type="float">
            <text:p>0.198028575</text:p>
          </table:table-cell>
          <table:table-cell/>
          <table:table-cell office:value-type="float" office:value="0.456912" calcext:value-type="float">
            <text:p>0.456912</text:p>
          </table:table-cell>
          <table:table-cell office:value-type="float" office:value="0.299769" calcext:value-type="float">
            <text:p>0.299769</text:p>
          </table:table-cell>
          <table:table-cell office:value-type="float" office:value="0.269324" calcext:value-type="float">
            <text:p>0.269324</text:p>
          </table:table-cell>
          <table:table-cell office:value-type="float" office:value="0.218346" calcext:value-type="float">
            <text:p>0.21834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0.410516" calcext:value-type="float">
            <text:p>0.410516</text:p>
          </table:table-cell>
          <table:table-cell office:value-type="float" office:value="0.190278" calcext:value-type="float">
            <text:p>0.190278</text:p>
          </table:table-cell>
          <table:table-cell office:value-type="float" office:value="0.151383" calcext:value-type="float">
            <text:p>0.151383</text:p>
          </table:table-cell>
          <table:table-cell office:value-type="float" office:value="0.0818897" calcext:value-type="float">
            <text:p>0.0818897</text:p>
          </table:table-cell>
          <table:table-cell table:formula="of:=AVERAGE([.C70:.F70])" office:value-type="float" office:value="0.208516675" calcext:value-type="float">
            <text:p>0.208516675</text:p>
          </table:table-cell>
          <table:table-cell/>
          <table:table-cell office:value-type="float" office:value="0.473351" calcext:value-type="float">
            <text:p>0.473351</text:p>
          </table:table-cell>
          <table:table-cell office:value-type="float" office:value="0.304296" calcext:value-type="float">
            <text:p>0.304296</text:p>
          </table:table-cell>
          <table:table-cell office:value-type="float" office:value="0.274876" calcext:value-type="float">
            <text:p>0.274876</text:p>
          </table:table-cell>
          <table:table-cell office:value-type="float" office:value="0.21745" calcext:value-type="float">
            <text:p>0.2174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462564" calcext:value-type="float">
            <text:p>0.462564</text:p>
          </table:table-cell>
          <table:table-cell office:value-type="float" office:value="0.246043" calcext:value-type="float">
            <text:p>0.246043</text:p>
          </table:table-cell>
          <table:table-cell office:value-type="float" office:value="0.168254" calcext:value-type="float">
            <text:p>0.168254</text:p>
          </table:table-cell>
          <table:table-cell office:value-type="float" office:value="0.0965517" calcext:value-type="float">
            <text:p>0.0965517</text:p>
          </table:table-cell>
          <table:table-cell table:formula="of:=AVERAGE([.C71:.F71])" office:value-type="float" office:value="0.243353175" calcext:value-type="float">
            <text:p>0.243353175</text:p>
          </table:table-cell>
          <table:table-cell/>
          <table:table-cell office:value-type="float" office:value="0.513915" calcext:value-type="float">
            <text:p>0.513915</text:p>
          </table:table-cell>
          <table:table-cell office:value-type="float" office:value="0.338384" calcext:value-type="float">
            <text:p>0.338384</text:p>
          </table:table-cell>
          <table:table-cell office:value-type="float" office:value="0.278237" calcext:value-type="float">
            <text:p>0.278237</text:p>
          </table:table-cell>
          <table:table-cell office:value-type="float" office:value="0.221397" calcext:value-type="float">
            <text:p>0.22139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220651" calcext:value-type="float">
            <text:p>0.220651</text:p>
          </table:table-cell>
          <table:table-cell office:value-type="float" office:value="0.173913" calcext:value-type="float">
            <text:p>0.173913</text:p>
          </table:table-cell>
          <table:table-cell office:value-type="float" office:value="0.101142" calcext:value-type="float">
            <text:p>0.101142</text:p>
          </table:table-cell>
          <table:table-cell table:formula="of:=AVERAGE([.C72:.F72])" office:value-type="float" office:value="0.225489" calcext:value-type="float">
            <text:p>0.225489</text:p>
          </table:table-cell>
          <table:table-cell/>
          <table:table-cell office:value-type="float" office:value="0.470701" calcext:value-type="float">
            <text:p>0.470701</text:p>
          </table:table-cell>
          <table:table-cell office:value-type="float" office:value="0.326406" calcext:value-type="float">
            <text:p>0.326406</text:p>
          </table:table-cell>
          <table:table-cell office:value-type="float" office:value="0.289032" calcext:value-type="float">
            <text:p>0.289032</text:p>
          </table:table-cell>
          <table:table-cell office:value-type="float" office:value="0.227209" calcext:value-type="float">
            <text:p>0.22720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0.381594" calcext:value-type="float">
            <text:p>0.381594</text:p>
          </table:table-cell>
          <table:table-cell office:value-type="float" office:value="0.210602" calcext:value-type="float">
            <text:p>0.210602</text:p>
          </table:table-cell>
          <table:table-cell office:value-type="float" office:value="0.162614" calcext:value-type="float">
            <text:p>0.162614</text:p>
          </table:table-cell>
          <table:table-cell office:value-type="float" office:value="0.0831947" calcext:value-type="float">
            <text:p>0.0831947</text:p>
          </table:table-cell>
          <table:table-cell table:formula="of:=AVERAGE([.C73:.F73])" office:value-type="float" office:value="0.209501175" calcext:value-type="float">
            <text:p>0.209501175</text:p>
          </table:table-cell>
          <table:table-cell/>
          <table:table-cell office:value-type="float" office:value="0.437181" calcext:value-type="float">
            <text:p>0.437181</text:p>
          </table:table-cell>
          <table:table-cell office:value-type="float" office:value="0.296296" calcext:value-type="float">
            <text:p>0.296296</text:p>
          </table:table-cell>
          <table:table-cell office:value-type="float" office:value="0.25641" calcext:value-type="float">
            <text:p>0.25641</text:p>
          </table:table-cell>
          <table:table-cell office:value-type="float" office:value="0.192082" calcext:value-type="float">
            <text:p>0.19208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396842" calcext:value-type="float">
            <text:p>0.396842</text:p>
          </table:table-cell>
          <table:table-cell office:value-type="float" office:value="0.212912" calcext:value-type="float">
            <text:p>0.212912</text:p>
          </table:table-cell>
          <table:table-cell office:value-type="float" office:value="0.157353" calcext:value-type="float">
            <text:p>0.157353</text:p>
          </table:table-cell>
          <table:table-cell office:value-type="float" office:value="0.0904762" calcext:value-type="float">
            <text:p>0.0904762</text:p>
          </table:table-cell>
          <table:table-cell table:formula="of:=AVERAGE([.C74:.F74])" office:value-type="float" office:value="0.2143958" calcext:value-type="float">
            <text:p>0.2143958</text:p>
          </table:table-cell>
          <table:table-cell/>
          <table:table-cell office:value-type="float" office:value="0.461466" calcext:value-type="float">
            <text:p>0.461466</text:p>
          </table:table-cell>
          <table:table-cell office:value-type="float" office:value="0.317044" calcext:value-type="float">
            <text:p>0.317044</text:p>
          </table:table-cell>
          <table:table-cell office:value-type="float" office:value="0.272843" calcext:value-type="float">
            <text:p>0.272843</text:p>
          </table:table-cell>
          <table:table-cell office:value-type="float" office:value="0.222524" calcext:value-type="float">
            <text:p>0.2225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/00/0000</text:date>, <text:time style:data-style-name="N2" text:time-value="13:43:27.6738492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4:35:43.732854730</meta:creation-date>
    <dc:date>2017-02-06T15:16:36.590486177</dc:date>
    <meta:editing-duration>PT1H15M44S</meta:editing-duration>
    <meta:editing-cycles>15</meta:editing-cycles>
    <meta:generator>LibreOffice/4.2.8.2$Linux_X86_64 LibreOffice_project/420m0$Build-2</meta:generator>
    <meta:document-statistic meta:table-count="1" meta:cell-count="549" meta:object-count="0"/>
  </office:meta>
</office:document-meta>
</file>